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136788" officeooo:paragraph-rsid="00136788"/>
    </style:style>
    <style:style style:name="P2" style:family="paragraph" style:parent-style-name="Standard">
      <style:text-properties style:font-name="Calibri Light" officeooo:rsid="00136788" officeooo:paragraph-rsid="0014fe2a"/>
    </style:style>
    <style:style style:name="P3" style:family="paragraph" style:parent-style-name="Standard">
      <style:text-properties fo:color="#0000cc" style:font-name="Calibri Light" officeooo:rsid="00136788" officeooo:paragraph-rsid="00136788"/>
    </style:style>
    <style:style style:name="P4" style:family="paragraph" style:parent-style-name="Standard">
      <style:text-properties fo:color="#cc0000" style:font-name="Calibri Light" officeooo:rsid="00136788" officeooo:paragraph-rsid="00136788"/>
    </style:style>
    <style:style style:name="P5" style:family="paragraph" style:parent-style-name="Standard">
      <style:text-properties fo:color="#cc0000" style:font-name="Calibri Light" officeooo:rsid="0014fe2a" officeooo:paragraph-rsid="0014fe2a"/>
    </style:style>
    <style:style style:name="T1" style:family="text">
      <style:text-properties officeooo:rsid="0014fe2a"/>
    </style:style>
    <style:style style:name="T2" style:family="text">
      <style:text-properties fo:color="#0000cc"/>
    </style:style>
    <style:style style:name="T3" style:family="text">
      <style:text-properties fo:color="#0000cc" officeooo:rsid="0015956b"/>
    </style:style>
    <style:style style:name="T4" style:family="text">
      <style:text-properties fo:color="#339966"/>
    </style:style>
    <style:style style:name="T5" style:family="text">
      <style:text-properties fo:color="#cc0000"/>
    </style:style>
    <style:style style:name="T6" style:family="text">
      <style:text-properties fo:color="#0066cc"/>
    </style:style>
    <style:style style:name="T7" style:family="text">
      <style:text-properties fo:color="#0066cc" officeooo:rsid="0014fe2a"/>
    </style:style>
    <style:style style:name="T8" style:family="text">
      <style:text-properties fo:color="#ff3333" officeooo:rsid="0014fe2a"/>
    </style:style>
    <style:style style:name="T9" style:family="text">
      <style:text-properties fo:color="#009900"/>
    </style:style>
    <style:style style:name="T10" style:family="text">
      <style:text-properties officeooo:rsid="00159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ROCEDIMIENTO </text:span><text:span text:style-name="T2">DFS_apilar </text:span>(v: <text:span text:style-name="T4">vertice</text:span>, pila: <text:span text:style-name="T4">Pila</text:span>)</text:p>
      <text:p text:style-name="P1"><text:tab/><text:span text:style-name="T5">comienzo</text:span></text:p>
      <text:p text:style-name="P1"><text:tab/><text:tab/>marcar v</text:p>
      <text:p text:style-name="P1"><text:tab/><text:tab/><text:span text:style-name="T6">para cada</text:span> w adyacente a v</text:p>
      <text:p text:style-name="P2"><text:tab/><text:tab/><text:tab/><text:span text:style-name="T6">si</text:span> w no marcado <text:span text:style-name="T7">entonces</text:span></text:p>
      <text:p text:style-name="P2"><text:tab/><text:tab/><text:tab/><text:tab/><text:span text:style-name="T2">DFS_apilar</text:span>(w, pila)</text:p>
      <text:p text:style-name="P2"><text:tab/><text:tab/><text:span text:style-name="T6"><text:tab/></text:span><text:span text:style-name="T7">fin si</text:span></text:p>
      <text:p text:style-name="P1"><text:tab/><text:tab/><text:span text:style-name="T6">fin para </text:span></text:p>
      <text:p text:style-name="P1"><text:tab/><text:tab/><text:span text:style-name="T9">apilar</text:span>(p,v)</text:p>
      <text:p text:style-name="P1"><text:tab/><text:span text:style-name="T5">fin</text:span></text:p>
      <text:p text:style-name="P1"/>
      <text:p text:style-name="P1"><text:span text:style-name="T3">PROCEDIMIENTO </text:span><text:span text:style-name="T2">DFS_desapilar </text:span>(v: <text:span text:style-name="T4">vertice</text:span>, <text:span text:style-name="T1">G</text:span>: <text:span text:style-name="T4">grafo</text:span>, pila: <text:span text:style-name="T4">Pila</text:span>, ordenamiento:<text:span text:style-name="T4"> ColaPrioridad</text:span>, contador:<text:span text:style-name="T4"> entero</text:span>)</text:p>
      <text:p text:style-name="P1"/>
      <text:p text:style-name="P1"><text:tab/><text:span text:style-name="T5">comienzo </text:span></text:p>
      <text:p text:style-name="P1"><text:tab/><text:tab/>marcar v</text:p>
      <text:p text:style-name="P1"><text:tab/><text:tab/><text:span text:style-name="T9">desapilar</text:span>(pila)</text:p>
      <text:p text:style-name="P1"><text:tab/><text:tab/><text:span text:style-name="T9">encolarPrioridad</text:span>(v, contador)</text:p>
      <text:p text:style-name="P1"><text:tab/><text:tab/></text:p>
      <text:p text:style-name="P1"><text:tab/><text:tab/><text:span text:style-name="T6">para cada</text:span> w adyacente a v</text:p>
      <text:p text:style-name="P1"><text:tab/><text:tab/><text:tab/><text:span text:style-name="T6">si </text:span>w no marcado <text:span text:style-name="T6">entonces</text:span></text:p>
      <text:p text:style-name="P1"><text:tab/><text:tab/><text:tab/><text:tab/><text:span text:style-name="T2">DFS_desapilar</text:span>(w,pila)</text:p>
      <text:p text:style-name="P1"><text:tab/><text:tab/><text:tab/><text:span text:style-name="T7">fin si</text:span></text:p>
      <text:p text:style-name="P1"><text:tab/><text:span text:style-name="T6"><text:tab/>fin para</text:span></text:p>
      <text:p text:style-name="P4"><text:tab/><text:span text:style-name="T1">fin</text:span></text:p>
      <text:p text:style-name="P1"/>
      <text:p text:style-name="P3"><text:span text:style-name="T10">PROCEDIMIENTO</text:span> <text:span text:style-name="T10">encotrar_CFCS</text:span></text:p>
      <text:p text:style-name="P4">var <text:tab/></text:p>
      <text:p text:style-name="P1"><text:tab/>pila: <text:span text:style-name="T4">Pila</text:span></text:p>
      <text:p text:style-name="P1"><text:tab/>ordenamiento: <text:span text:style-name="T4">ColaPrioridad</text:span></text:p>
      <text:p text:style-name="P1"><text:tab/>contador:<text:span text:style-name="T4"> entero</text:span></text:p>
      <text:p text:style-name="P4"/>
      <text:p text:style-name="P4">comienzo </text:p>
      <text:p text:style-name="P1"><text:tab/><text:span text:style-name="T9">crearPila</text:span>(pila)</text:p>
      <text:p text:style-name="P1"><text:tab/><text:span text:style-name="T9">crearColaPrioridad</text:span>(ordenamiento)</text:p>
      <text:p text:style-name="P1"/>
      <text:p text:style-name="P1"><text:tab/><text:span text:style-name="T6">para cada</text:span> v perteneciente a V</text:p>
      <text:p text:style-name="P1"><text:tab/><text:tab/><text:span text:style-name="T9">DFS_apilar</text:span>(v,pila)</text:p>
      <text:p text:style-name="P1"><text:tab/><text:tab/>desmarcar vertices de g</text:p>
      <text:p text:style-name="P1"><text:tab/><text:tab/>dado G expresar su grafo transpuesto Gt</text:p>
      <text:p text:style-name="P1"><text:tab/><text:span text:style-name="T6">fin para </text:span></text:p>
      <text:p text:style-name="P1"><text:tab/></text:p>
      <text:p text:style-name="P1"><text:tab/><text:span text:style-name="T6">mientras </text:span><text:span text:style-name="T9">No-vacia</text:span>(pila) <text:s/></text:p>
      <text:p text:style-name="P1"><text:tab/><text:tab/>u = <text:span text:style-name="T9">primero(</text:span>pila)</text:p>
      <text:p text:style-name="P1"><text:tab/><text:tab/><text:span text:style-name="T9">DFS_desapilar</text:span>(u, Gt, pila, <text:span text:style-name="T1">ordenamiento, contador)</text:span></text:p>
      <text:p text:style-name="P1"><text:tab/><text:tab/><text:span text:style-name="T1">contador</text:span><text:span text:style-name="T8">++</text:span></text:p>
      <text:p text:style-name="P1"><text:tab/><text:span text:style-name="T7">fin mientras </text:span></text:p>
      <text:p text:style-name="P5">fin </text:p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9:28:02.461000000</meta:creation-date>
    <dc:date>2015-09-13T21:17:55.954184771</dc:date>
    <meta:editing-duration>PT11M50S</meta:editing-duration>
    <meta:editing-cycles>2</meta:editing-cycles>
    <meta:generator>LibreOffice/4.4.4.3$Linux_X86_64 LibreOffice_project/40m0$Build-3</meta:generator>
    <meta:document-statistic meta:table-count="0" meta:image-count="0" meta:object-count="0" meta:page-count="1" meta:paragraph-count="43" meta:word-count="109" meta:character-count="865" meta:non-whitespace-character-count="718"/>
  </office:meta>
</office:document-meta>
</file>